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hadow="none"/>
      <style:text-properties officeooo:paragraph-rsid="0017273a"/>
    </style:style>
    <style:style style:name="P2" style:family="paragraph" style:parent-style-name="Text_20_body">
      <style:paragraph-properties fo:margin-left="0in" fo:margin-right="0in" fo:margin-top="0in" fo:margin-bottom="0in" loext:contextual-spacing="false" fo:line-height="100%" fo:text-indent="0in" style:auto-text-indent="false" style:shadow="none"/>
      <style:text-properties fo:font-weight="normal" officeooo:rsid="000300a3" officeooo:paragraph-rsid="0017273a"/>
    </style:style>
    <style:style style:name="P3" style:family="paragraph" style:parent-style-name="Text_20_body">
      <style:paragraph-properties style:shadow="none"/>
      <style:text-properties fo:color="#666666" fo:font-weight="bold" officeooo:rsid="0013023f" officeooo:paragraph-rsid="0013023f"/>
    </style:style>
    <style:style style:name="P4" style:family="paragraph" style:parent-style-name="Text_20_body">
      <style:paragraph-properties style:shadow="none"/>
      <style:text-properties fo:color="#666666" fo:font-weight="bold" officeooo:rsid="000300a3" officeooo:paragraph-rsid="000300a3"/>
    </style:style>
    <style:style style:name="P5" style:family="paragraph" style:parent-style-name="Text_20_body">
      <style:paragraph-properties style:shadow="none"/>
      <style:text-properties fo:font-weight="bold" officeooo:rsid="0013f2a7" officeooo:paragraph-rsid="0017273a"/>
    </style:style>
    <style:style style:name="P6" style:family="paragraph" style:parent-style-name="Heading_20_1">
      <style:paragraph-properties style:shadow="none"/>
      <style:text-properties officeooo:rsid="000300a3" officeooo:paragraph-rsid="000300a3"/>
    </style:style>
    <style:style style:name="P7" style:family="paragraph" style:parent-style-name="Heading_20_3">
      <style:paragraph-properties fo:padding="0.0201in" fo:border-left="none" fo:border-right="none" fo:border-top="0.06pt solid #000000" fo:border-bottom="0.06pt solid #000000" style:shadow="none"/>
    </style:style>
    <style:style style:name="P8" style:family="paragraph" style:parent-style-name="Heading_20_3">
      <style:paragraph-properties fo:padding="0.0201in" fo:border-left="none" fo:border-right="none" fo:border-top="0.06pt solid #000000" fo:border-bottom="0.06pt solid #000000" style:shadow="none"/>
      <style:text-properties fo:color="#666666" fo:font-weight="bold" officeooo:rsid="00064c7b" officeooo:paragraph-rsid="00064c7b"/>
    </style:style>
    <style:style style:name="P9" style:family="paragraph" style:parent-style-name="Heading_20_3">
      <style:paragraph-properties fo:padding="0.0201in" fo:border-left="none" fo:border-right="none" fo:border-top="0.06pt solid #000000" fo:border-bottom="0.06pt solid #000000" style:shadow="none"/>
      <style:text-properties officeooo:rsid="0020bee8" officeooo:paragraph-rsid="0020bee8"/>
    </style:style>
    <style:style style:name="P10" style:family="paragraph" style:parent-style-name="Heading_20_3">
      <style:paragraph-properties fo:break-before="column" fo:padding="0.0201in" fo:border-left="none" fo:border-right="none" fo:border-top="0.06pt solid #000000" fo:border-bottom="0.06pt solid #000000" style:shadow="none"/>
    </style:style>
    <style:style style:name="P11" style:family="paragraph" style:parent-style-name="Standard" style:list-style-name="L1">
      <style:paragraph-properties fo:margin-left="0in" fo:margin-right="0in" fo:orphans="2" fo:widows="2" fo:text-indent="0in" style:auto-text-indent="false" style:shadow="none"/>
      <style:text-properties fo:font-weight="normal" officeooo:rsid="0003acdc" officeooo:paragraph-rsid="000d40f3"/>
    </style:style>
    <style:style style:name="P12" style:family="paragraph" style:parent-style-name="Text_20_body" style:list-style-name="L1">
      <style:paragraph-properties style:shadow="none"/>
      <style:text-properties fo:font-weight="normal" officeooo:rsid="0013f2a7" officeooo:paragraph-rsid="0003acdc"/>
    </style:style>
    <style:style style:name="P13" style:family="paragraph" style:parent-style-name="Text_20_body" style:list-style-name="L1">
      <style:paragraph-properties style:shadow="none"/>
      <style:text-properties fo:font-weight="normal" officeooo:rsid="0013f2a7" officeooo:paragraph-rsid="000d40f3"/>
    </style:style>
    <style:style style:name="P14" style:family="paragraph" style:parent-style-name="Text_20_body" style:list-style-name="L1">
      <style:paragraph-properties style:shadow="none"/>
      <style:text-properties fo:font-weight="normal" officeooo:rsid="0003acdc" officeooo:paragraph-rsid="0003acdc"/>
    </style:style>
    <style:style style:name="P15" style:family="paragraph" style:parent-style-name="Text_20_body" style:list-style-name="L1">
      <style:paragraph-properties style:shadow="none"/>
      <style:text-properties officeooo:rsid="0013f2a7" officeooo:paragraph-rsid="0003acdc"/>
    </style:style>
    <style:style style:name="P16" style:family="paragraph" style:parent-style-name="Text_20_body" style:list-style-name="L2">
      <style:paragraph-properties style:shadow="none"/>
      <style:text-properties officeooo:rsid="0003bc9f" officeooo:paragraph-rsid="0003bc9f"/>
    </style:style>
    <style:style style:name="P17" style:family="paragraph" style:parent-style-name="Text_20_body" style:list-style-name="L2">
      <style:paragraph-properties style:shadow="none"/>
      <style:text-properties officeooo:rsid="000b536c" officeooo:paragraph-rsid="000b536c"/>
    </style:style>
    <style:style style:name="P18" style:family="paragraph" style:parent-style-name="Text_20_body" style:list-style-name="L2">
      <style:paragraph-properties style:shadow="none"/>
      <style:text-properties officeooo:rsid="000cba41" officeooo:paragraph-rsid="000cba41"/>
    </style:style>
    <style:style style:name="P19" style:family="paragraph" style:parent-style-name="Text_20_body">
      <style:paragraph-properties fo:margin-left="0in" fo:margin-right="0in" fo:text-align="start" style:justify-single-word="false" fo:text-indent="0in" style:auto-text-indent="false" style:shadow="none"/>
      <style:text-properties fo:font-weight="bold" officeooo:rsid="0013f2a7" officeooo:paragraph-rsid="00157aba"/>
    </style:style>
    <style:style style:name="P20" style:family="paragraph" style:parent-style-name="Text_20_body">
      <style:paragraph-properties fo:break-before="column" style:shadow="none"/>
      <style:text-properties fo:font-weight="normal" officeooo:rsid="0013f2a7" officeooo:paragraph-rsid="00157aba"/>
    </style:style>
    <style:style style:name="P21" style:family="paragraph">
      <loext:graphic-properties draw:fill="none" draw:fill-color="#ffffff"/>
      <style:paragraph-properties style:writing-mode="lr-tb"/>
      <style:text-properties style:font-name="Liberation Serif" fo:font-style="normal" fo:font-weight="normal" style:font-style-asian="normal" style:font-weight-asian="normal" style:font-style-complex="normal" style:font-weight-complex="normal"/>
    </style:style>
    <style:style style:name="T1" style:family="text">
      <style:text-properties fo:font-weight="normal"/>
    </style:style>
    <style:style style:name="T2" style:family="text">
      <style:text-properties fo:font-weight="normal" officeooo:rsid="0013f2a7"/>
    </style:style>
    <style:style style:name="T3" style:family="text">
      <style:text-properties fo:font-weight="normal" officeooo:rsid="0017273a"/>
    </style:style>
    <style:style style:name="T4" style:family="text">
      <style:text-properties fo:font-weight="normal" officeooo:rsid="001937fc"/>
    </style:style>
    <style:style style:name="T5" style:family="text">
      <style:text-properties fo:font-weight="normal" officeooo:rsid="000300a3" style:font-weight-asian="normal" style:font-weight-complex="normal"/>
    </style:style>
    <style:style style:name="T6" style:family="text">
      <style:text-properties fo:font-weight="normal" officeooo:rsid="000300a3"/>
    </style:style>
    <style:style style:name="T7" style:family="text">
      <style:text-properties fo:font-weight="normal" officeooo:rsid="0003acdc"/>
    </style:style>
    <style:style style:name="T8" style:family="text">
      <style:text-properties fo:font-weight="normal" officeooo:rsid="0003bc9f"/>
    </style:style>
    <style:style style:name="T9" style:family="text">
      <style:text-properties officeooo:rsid="00157aba"/>
    </style:style>
    <style:style style:name="T10" style:family="text">
      <style:text-properties officeooo:rsid="0017273a"/>
    </style:style>
    <style:style style:name="T11" style:family="text">
      <style:text-properties fo:font-weight="bold" officeooo:rsid="0013f2a7"/>
    </style:style>
    <style:style style:name="T12" style:family="text">
      <style:text-properties fo:font-weight="bold" officeooo:rsid="000300a3"/>
    </style:style>
    <style:style style:name="T13" style:family="text">
      <style:text-properties officeooo:rsid="000300a3"/>
    </style:style>
    <style:style style:name="T14" style:family="text">
      <style:text-properties officeooo:rsid="0003acdc"/>
    </style:style>
    <style:style style:name="T15" style:family="text">
      <style:text-properties officeooo:rsid="0003bc9f"/>
    </style:style>
    <style:style style:name="T16" style:family="text">
      <style:text-properties officeooo:rsid="000cba41"/>
    </style:style>
    <style:style style:name="T17" style:family="text">
      <style:text-properties officeooo:rsid="000d1566"/>
    </style:style>
    <style:style style:name="T18" style:family="text">
      <style:text-properties officeooo:rsid="000d40f3"/>
    </style:style>
    <style:style style:name="T19" style:family="text">
      <style:text-properties fo:font-variant="normal" fo:text-transform="none" style:font-name="apple-system" fo:font-size="10.5pt" fo:letter-spacing="normal" fo:font-style="normal"/>
    </style:style>
    <style:style style:name="T20"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Liberation Serif" fo:font-size="12pt" fo:font-style="normal" fo:font-weight="normal" style:font-style-asian="normal" style:font-weight-asian="normal" style:font-style-complex="normal" style:font-weight-complex="normal"/>
    </style:style>
    <style:style style:name="Sect1" style:family="section">
      <style:section-properties text:dont-balance-text-columns="false" style:editable="false">
        <style:columns fo:column-count="2">
          <style:column style:rel-width="4342*" fo:start-indent="0in" fo:end-indent="0in"/>
          <style:column style:rel-width="2174*"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Erika Hernandez</text:h>
      <text:p text:style-name="P4">West Jordan, Utah </text:p>
      <text:p text:style-name="P3">(<text:span text:style-name="T13">801</text:span>) <text:span text:style-name="T13">259</text:span> <text:span text:style-name="T13">2236</text:span></text:p>
      <text:p text:style-name="P3"><text:span text:style-name="T13">erikadez2</text:span>@<text:span text:style-name="T13">yahoo</text:span>.com<text:line-break/>linkedin.com/erikahernandez801</text:p>
      <text:h text:style-name="P8" text:outline-level="3"><draw:frame text:anchor-type="paragraph" draw:z-index="0" draw:name="Shape1" draw:style-name="gr1" draw:text-style-name="P21" svg:width="2.115in" svg:height="2.3441in" svg:x="-0.0165in" svg:y="0.5772in"><draw:text-box><text:p><text:span text:style-name="T20">Network &amp; System Admin </text:span></text:p><text:p><text:span text:style-name="T21"/></text:p><text:p><text:span text:style-name="T20">Network Routing &amp; Switching </text:span></text:p><text:p><text:span text:style-name="T20"/></text:p><text:p><text:span text:style-name="T20">NSE 3 Network Security Associate- Fortinet </text:span></text:p></draw:text-box></draw:frame>Certificates <text:tab/><text:tab/><text:tab/></text:h>
      <text:h text:style-name="P10" text:outline-level="3">Education</text:h>
      <text:p text:style-name="P1"><text:span text:style-name="T12">BS in Computer Science: Network Management Technology </text:span><text:span text:style-name="T11"><text:line-break/></text:span><text:span text:style-name="T5">Weber </text:span><text:span text:style-name="T2">University, </text:span><text:span text:style-name="T6">April</text:span><text:span text:style-name="T2"> 20</text:span><text:span text:style-name="T6">22</text:span></text:p>
      <text:p text:style-name="P2"/>
      <text:p text:style-name="P5"><text:span text:style-name="T13">A</text:span><text:span text:style-name="T10">S in </text:span><text:span text:style-name="T13">Computer Science &amp; Information System <text:s/></text:span><text:span text:style-name="T3"><text:line-break/></text:span><text:span text:style-name="T6">Salt Lake Community</text:span><text:span text:style-name="T3"> College, </text:span><text:span text:style-name="T6">December</text:span><text:span text:style-name="T3"> 20</text:span><text:span text:style-name="T6">20</text:span></text:p>
      <text:h text:style-name="P9" text:outline-level="3">Experience</text:h>
      <text:section text:style-name="Sect1" text:name="Section1">
        <text:p text:style-name="P19">I<text:span text:style-name="T16">T</text:span> Support Specialist Supervisor <text:line-break/><text:span text:style-name="T6">Head Start </text:span><text:span text:style-name="T7">Utah Chapter </text:span></text:p>
        <text:p text:style-name="P20"><text:span text:style-name="T13">Apr</text:span> 20<text:span text:style-name="T13">21</text:span> – <text:span text:style-name="T17">Feb 2022</text:span> </text:p>
      </text:section>
      <text:list xml:id="list833749438" text:style-name="L1">
        <text:list-item>
          <text:p text:style-name="P12"><text:s/>Oversees the day to days of the company, budgeting, and hiring employees. Along with operations of the IT department for the agency. </text:p>
        </text:list-item>
        <text:list-item>
          <text:p text:style-name="P12">Monitor service desk for tickets, troubleshooting systems, hardware, and software, installing, configuring, modifying, maintaining, and troubleshooting existing equipment and applications. </text:p>
        </text:list-item>
        <text:list-item>
          <text:p text:style-name="P15"><text:span text:style-name="T1">Oversee IT maintenance and equipment inventory in conjunction with service provider</text:span><text:span text:style-name="T8">s</text:span><text:span text:style-name="T1">.</text:span></text:p>
        </text:list-item>
      </text:list>
      <text:section text:style-name="Sect1" text:name="Section2">
        <text:p text:style-name="P19"><text:span text:style-name="T18">IT System Administrator </text:span><text:span text:style-name="T9"><text:line-break/></text:span><text:span text:style-name="T14">MRM</text:span></text:p>
        <text:p text:style-name="P20"><text:span text:style-name="T18">Feb</text:span> 20<text:span text:style-name="T18">22</text:span> – Present </text:p>
      </text:section>
      <text:list xml:id="list133441216732379" text:continue-numbering="true" text:style-name="L1">
        <text:list-item>
          <text:p text:style-name="P13">Maintain<text:span text:style-name="T18">ing</text:span> and provide support for both Windows and Mac operating systems.</text:p>
        </text:list-item>
        <text:list-item>
          <text:p text:style-name="P13">Create and update Windows and Mac OS images using systems such as WDS, MDT, JAMF, SCCM, etc.</text:p>
        </text:list-item>
        <text:list-item>
          <text:p text:style-name="P14">Utilize systems such as Exchange, Active Directory, Jira, Confluence, Symantec, and others in order to support agency requirements.</text:p>
        </text:list-item>
        <text:list-item>
          <text:p text:style-name="P11"><text:span text:style-name="T19">Assist in bi-annual SOX audit controls as needed.</text:span></text:p>
        </text:list-item>
      </text:list>
      <text:h text:style-name="P7" text:outline-level="3">Skills <text:tab/><text:tab/><text:tab/><text:tab/> <text:s/><text:span text:style-name="T15">Experience </text:span></text:h>
      <text:section text:style-name="Sect2" text:name="Section3">
        <text:list xml:id="list145944781" text:style-name="L2">
          <text:list-item>
            <text:p text:style-name="P16">Communication, Writing <text:s/></text:p>
          </text:list-item>
          <text:list-item>
            <text:p text:style-name="P16">Leadership, Listening <text:s/></text:p>
          </text:list-item>
          <text:list-item>
            <text:p text:style-name="P16">Problem Solving </text:p>
          </text:list-item>
          <text:list-item>
            <text:p text:style-name="P16">Public speaking </text:p>
          </text:list-item>
          <text:list-item>
            <text:p text:style-name="P16">Googling </text:p>
          </text:list-item>
          <text:list-item>
            <text:p text:style-name="P17">English/ Spanish </text:p>
          </text:list-item>
          <text:list-item>
            <text:p text:style-name="P16">FortiGate &amp; FortiAP </text:p>
          </text:list-item>
          <text:list-item>
            <text:p text:style-name="P16">Active Directory </text:p>
          </text:list-item>
          <text:list-item>
            <text:p text:style-name="P16">Microsoft 365 admin </text:p>
          </text:list-item>
          <text:list-item>
            <text:p text:style-name="P16">O<text:span text:style-name="T16">S</text:span> Microsoft, Mac and Linux </text:p>
          </text:list-item>
          <text:list-item>
            <text:p text:style-name="P18">Azure Active Directory</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none" fo:country="none" style:letter-kerning="tru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1pt" fo:language="none" fo:country="none" style:letter-kerning="true"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3456*" fo:start-indent="0in" fo:end-indent="0in"/>
          <style:column style:rel-width="651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6T10:57:05.168165672</meta:creation-date>
    <meta:editing-duration>P5DT1H13M28S</meta:editing-duration>
    <meta:editing-cycles>10</meta:editing-cycles>
    <meta:generator>LibreOffice/6.4.7.2$Linux_X86_64 LibreOffice_project/40$Build-2</meta:generator>
    <dc:title>Resume</dc:title>
    <dc:date>2022-04-21T13:34:39.818865104</dc:date>
    <meta:document-statistic meta:table-count="0" meta:image-count="0" meta:object-count="0" meta:page-count="1" meta:paragraph-count="32" meta:word-count="210" meta:character-count="1437" meta:non-whitespace-character-count="1240"/>
    <meta:template xlink:type="simple" xlink:actuate="onRequest" xlink:title="Resume" xlink:href="../../../../../usr/lib/libreoffice/share/template/common/personal/Resume1page.ott" meta:date="2021-09-06T10:57:04.706066143"/>
  </office:meta>
</office:document-meta>
</file>